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tang" svg:font-family="Batang, 'Arial Unicode MS'"/>
    <style:font-face style:name="Lohit Marathi1" svg:font-family="'Lohit Marathi'"/>
    <style:font-face style:name="Courier New" svg:font-family="'Courier New'" style:font-family-generic="modern"/>
    <style:font-face style:name="MS Mincho" svg:font-family="'MS Mincho', 'MS Gothic'"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Table11" style:family="table">
      <style:table-properties style:width="6.1188in" table:align="left" style:writing-mode="lr-tb"/>
    </style:style>
    <style:style style:name="Table11.A" style:family="table-column">
      <style:table-column-properties style:column-width="2.0785in"/>
    </style:style>
    <style:style style:name="Table11.B" style:family="table-column">
      <style:table-column-properties style:column-width="2.4611in"/>
    </style:style>
    <style:style style:name="Table11.C" style:family="table-column">
      <style:table-column-properties style:column-width="1.1472in"/>
    </style:style>
    <style:style style:name="Table11.D" style:family="table-column">
      <style:table-column-properties style:column-width="0.4319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1.A2" style:family="table-cell">
      <style:table-cell-properties style:vertical-align="top" fo:padding-left="0.075in" fo:padding-right="0.075in" fo:padding-top="0in" fo:padding-bottom="0in" fo:border="none" style:writing-mode="lr-tb"/>
    </style:style>
    <style:style style:name="Table11.A4"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2" style:family="table">
      <style:table-properties style:width="7.1944in" fo:margin-left="-0.0785in" table:align="left" style:writing-mode="lr-tb"/>
    </style:style>
    <style:style style:name="Table12.A" style:family="table-column">
      <style:table-column-properties style:column-width="0.2625in"/>
    </style:style>
    <style:style style:name="Table12.B" style:family="table-column">
      <style:table-column-properties style:column-width="1.7375in"/>
    </style:style>
    <style:style style:name="Table12.C" style:family="table-column">
      <style:table-column-properties style:column-width="5.1944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left="0.5pt dotted #000000" fo:border-right="none" fo:border-top="0.5pt dotted #000000" fo:border-bottom="0.5pt dotted #000000" style:writing-mode="lr-tb"/>
    </style:style>
    <style:style style:name="Table12.C1" style:family="table-cell">
      <style:table-cell-properties style:vertical-align="top" fo:padding-left="0.075in" fo:padding-right="0.075in" fo:padding-top="0in" fo:padding-bottom="0in" fo:border="0.5pt dotted #000000" style:writing-mode="lr-tb"/>
    </style:style>
    <style:style style:name="Table13" style:family="table">
      <style:table-properties style:width="7.3951in" table:align="left" style:writing-mode="lr-tb"/>
    </style:style>
    <style:style style:name="Table13.A" style:family="table-column">
      <style:table-column-properties style:column-width="2.2215in"/>
    </style:style>
    <style:style style:name="Table13.B" style:family="table-column">
      <style:table-column-properties style:column-width="5.1736in"/>
    </style:style>
    <style:style style:name="Table13.1" style:family="table-row">
      <style:table-row-properties fo:keep-together="auto"/>
    </style:style>
    <style:style style:name="Table13.A1" style:family="table-cell">
      <style:table-cell-properties style:vertical-align="top" fo:padding-left="0.075in" fo:padding-right="0.075in" fo:padding-top="0in" fo:padding-bottom="0in" fo:border-left="0.5pt dotted #000000" fo:border-right="none" fo:border-top="0.5pt dotted #000000" fo:border-bottom="0.5pt dotted #000000" style:writing-mode="lr-tb"/>
    </style:style>
    <style:style style:name="Table13.B1" style:family="table-cell">
      <style:table-cell-properties style:vertical-align="top" fo:padding-left="0.075in" fo:padding-right="0.075in" fo:padding-top="0in" fo:padding-bottom="0in" fo:border="0.5pt dotted #000000" style:writing-mode="lr-tb"/>
    </style:style>
    <style:style style:name="P1" style:family="paragraph" style:parent-style-name="Standard">
      <style:paragraph-properties fo:line-height="150%" fo:text-align="center" style:justify-single-word="false"/>
      <style:text-properties fo:font-size="16pt" fo:font-weight="bold" officeooo:paragraph-rsid="00154adb" style:font-size-asian="16pt" style:font-weight-asian="bold" style:font-size-complex="16pt"/>
    </style:style>
    <style:style style:name="P2" style:family="paragraph" style:parent-style-name="Standard">
      <style:paragraph-properties style:line-height-at-least="0.222in"/>
      <style:text-properties style:font-name="Times New Roman" fo:font-size="13pt" fo:language="en" fo:country="US" fo:font-weight="bold" officeooo:paragraph-rsid="00154adb" style:letter-kerning="true" style:font-name-asian="Batang" style:font-size-asian="13pt" style:language-asian="zh" style:country-asian="CN" style:font-weight-asian="bold" style:font-name-complex="Times New Roman" style:font-size-complex="13pt"/>
    </style:style>
    <style:style style:name="P3" style:family="paragraph" style:parent-style-name="Standard">
      <style:paragraph-properties style:line-height-at-least="0.222in" fo:text-align="end" style:justify-single-word="false"/>
      <style:text-properties fo:font-size="13pt" officeooo:paragraph-rsid="00154adb" style:font-size-asian="13pt" style:font-size-complex="13pt"/>
    </style:style>
    <style:style style:name="P4" style:family="paragraph" style:parent-style-name="Standard">
      <style:paragraph-properties style:line-height-at-least="0.222in" style:snap-to-layout-grid="false"/>
      <style:text-properties fo:font-size="13pt" officeooo:paragraph-rsid="00154adb" style:font-size-asian="13pt" style:font-size-complex="13pt"/>
    </style:style>
    <style:style style:name="P5" style:family="paragraph" style:parent-style-name="Standard">
      <style:paragraph-properties style:line-height-at-least="0.222in" fo:text-align="justify" style:justify-single-word="false" fo:orphans="0" fo:widows="0" style:text-autospace="none">
        <style:tab-stops>
          <style:tab-stop style:position="1.0835in"/>
        </style:tab-stops>
      </style:paragraph-properties>
      <style:text-properties fo:font-size="13pt" officeooo:paragraph-rsid="00154adb" style:font-size-asian="13pt" style:font-size-complex="13pt"/>
    </style:style>
    <style:style style:name="P6" style:family="paragraph" style:parent-style-name="Standard">
      <style:paragraph-properties style:line-height-at-least="0.222in" fo:text-align="justify" style:justify-single-word="false"/>
      <style:text-properties fo:font-size="13pt" officeooo:paragraph-rsid="00154adb" style:font-size-asian="13pt" style:font-size-complex="13pt"/>
    </style:style>
    <style:style style:name="P7" style:family="paragraph" style:parent-style-name="Standard">
      <style:paragraph-properties style:line-height-at-least="0.222in"/>
      <style:text-properties fo:font-size="13pt" officeooo:paragraph-rsid="00154adb" style:font-size-asian="13pt" style:font-size-complex="13pt"/>
    </style:style>
    <style:style style:name="P8" style:family="paragraph" style:parent-style-name="Standard">
      <style:paragraph-properties style:line-height-at-least="0.222in" fo:text-align="justify" style:justify-single-word="false"/>
      <style:text-properties fo:font-size="13pt" officeooo:paragraph-rsid="00154adb" style:font-size-asian="13pt" style:font-size-complex="13pt" style:font-weight-complex="bold"/>
    </style:style>
    <style:style style:name="P9" style:family="paragraph" style:parent-style-name="Standard">
      <style:paragraph-properties fo:line-height="150%" fo:text-align="justify" style:justify-single-word="false"/>
      <style:text-properties fo:font-size="13pt" officeooo:paragraph-rsid="00154adb" style:font-size-asian="13pt" style:font-size-complex="13pt" style:font-weight-complex="bold"/>
    </style:style>
    <style:style style:name="P10" style:family="paragraph" style:parent-style-name="Standard">
      <style:paragraph-properties fo:text-align="justify" style:justify-single-word="false"/>
      <style:text-properties fo:font-size="13pt" fo:font-weight="bold" officeooo:paragraph-rsid="00154adb" style:font-size-asian="13pt" style:font-weight-asian="bold" style:font-size-complex="13pt"/>
    </style:style>
    <style:style style:name="P11" style:family="paragraph" style:parent-style-name="Standard">
      <style:paragraph-properties style:line-height-at-least="0.222in" fo:text-align="center" style:justify-single-word="false"/>
      <style:text-properties fo:font-size="13pt" fo:font-weight="bold" officeooo:paragraph-rsid="00154adb" style:font-size-asian="13pt" style:font-weight-asian="bold" style:font-size-complex="13pt"/>
    </style:style>
    <style:style style:name="P12" style:family="paragraph" style:parent-style-name="Standard">
      <style:paragraph-properties style:line-height-at-least="0.222in" fo:text-align="justify" style:justify-single-word="false"/>
      <style:text-properties fo:font-size="13pt" fo:font-weight="bold" officeooo:paragraph-rsid="00154adb" style:font-size-asian="13pt" style:font-weight-asian="bold" style:font-size-complex="13pt"/>
    </style:style>
    <style:style style:name="P13" style:family="paragraph" style:parent-style-name="Standard">
      <style:paragraph-properties style:line-height-at-least="0.222in" fo:text-align="justify" style:justify-single-word="false"/>
      <style:text-properties fo:font-size="13pt" fo:font-weight="bold" officeooo:paragraph-rsid="00154adb" style:font-size-asian="13pt" style:font-weight-asian="bold" style:font-size-complex="13pt" style:font-weight-complex="bold"/>
    </style:style>
    <style:style style:name="P14" style:family="paragraph" style:parent-style-name="Standard">
      <style:paragraph-properties style:line-height-at-least="0.222in"/>
      <style:text-properties fo:font-size="13pt" fo:font-weight="bold" officeooo:paragraph-rsid="00154adb" style:font-size-asian="13pt" style:font-weight-asian="bold" style:font-size-complex="13pt" style:font-weight-complex="bold"/>
    </style:style>
    <style:style style:name="P15" style:family="paragraph" style:parent-style-name="Standard">
      <style:paragraph-properties style:line-height-at-least="0.222in" fo:text-align="justify" style:justify-single-word="false"/>
      <style:text-properties officeooo:paragraph-rsid="00154adb"/>
    </style:style>
    <style:style style:name="P16" style:family="paragraph" style:parent-style-name="Standard">
      <style:paragraph-properties style:line-height-at-least="0.222in" fo:text-align="end" style:justify-single-word="false"/>
      <style:text-properties officeooo:paragraph-rsid="00154adb"/>
    </style:style>
    <style:style style:name="P17" style:family="paragraph" style:parent-style-name="Text_20_body">
      <style:paragraph-properties fo:line-height="150%"/>
      <style:text-properties fo:font-size="13pt" fo:font-weight="bold" officeooo:paragraph-rsid="00154adb" style:font-size-asian="13pt" style:font-weight-asian="bold" style:font-size-complex="13pt" style:font-weight-complex="bold"/>
    </style:style>
    <style:style style:name="P18" style:family="paragraph" style:parent-style-name="Text_20_body">
      <style:paragraph-properties style:line-height-at-least="0.222in" fo:text-align="center" style:justify-single-word="false"/>
      <style:text-properties fo:font-size="13pt" officeooo:paragraph-rsid="00154adb" style:font-size-asian="13pt" style:font-size-complex="13pt" style:font-weight-complex="bold"/>
    </style:style>
    <style:style style:name="P19" style:family="paragraph" style:parent-style-name="Text_20_body">
      <style:paragraph-properties style:line-height-at-least="0.222in" fo:text-align="start" style:justify-single-word="false"/>
      <style:text-properties fo:font-size="13pt" officeooo:paragraph-rsid="00154adb" style:font-size-asian="13pt" style:font-size-complex="13pt"/>
    </style:style>
    <style:style style:name="P20" style:family="paragraph" style:parent-style-name="Text_20_body">
      <style:paragraph-properties style:line-height-at-least="0.222in" fo:text-align="start" style:justify-single-word="false"/>
      <style:text-properties officeooo:paragraph-rsid="00154adb"/>
    </style:style>
    <style:style style:name="P21" style:family="paragraph" style:parent-style-name="Text_20_body">
      <style:paragraph-properties style:line-height-at-least="0.222in"/>
      <style:text-properties officeooo:paragraph-rsid="00154adb"/>
    </style:style>
    <style:style style:name="P22" style:family="paragraph" style:parent-style-name="Plain_20_Text">
      <style:paragraph-properties style:line-height-at-least="0.222in" fo:text-align="justify" style:justify-single-word="false"/>
      <style:text-properties officeooo:paragraph-rsid="00154adb"/>
    </style:style>
    <style:style style:name="T1" style:family="text">
      <style:text-properties fo:font-size="13pt" fo:font-weight="bold" style:font-name-asian="Times New Roman" style:font-size-asian="13pt" style:font-weight-asian="bold" style:font-size-complex="13pt"/>
    </style:style>
    <style:style style:name="T2" style:family="text">
      <style:text-properties fo:font-size="13pt" fo:font-weight="bold" style:font-name-asian="MS Mincho" style:font-size-asian="13pt" style:font-weight-asian="bold" style:font-size-complex="13pt"/>
    </style:style>
    <style:style style:name="T3" style:family="text">
      <style:text-properties fo:font-size="13pt" fo:font-weight="bold" style:font-size-asian="13pt" style:font-weight-asian="bold" style:font-size-complex="13pt"/>
    </style:style>
    <style:style style:name="T4" style:family="text">
      <style:text-properties fo:font-size="13pt" fo:font-weight="bold" style:font-size-asian="13pt" style:font-weight-asian="bold" style:font-size-complex="13pt" style:font-weight-complex="bold"/>
    </style:style>
    <style:style style:name="T5" style:family="text">
      <style:text-properties fo:font-size="13pt" style:font-name-asian="MS Mincho" style:font-size-asian="13pt" style:font-size-complex="13pt"/>
    </style:style>
    <style:style style:name="T6" style:family="text">
      <style:text-properties fo:font-size="13pt" style:font-size-asian="13pt" style:font-size-complex="13pt"/>
    </style:style>
    <style:style style:name="T7" style:family="text">
      <style:text-properties fo:font-size="13pt" style:font-size-asian="13pt" style:font-size-complex="13pt" style:font-weight-complex="bold"/>
    </style:style>
    <style:style style:name="T8" style:family="text">
      <style:text-properties fo:font-size="13pt" fo:language="de" fo:country="DE" style:font-size-asian="13pt" style:font-size-complex="13pt"/>
    </style:style>
    <style:style style:name="T9" style:family="text">
      <style:text-properties style:font-name="Times New Roman" fo:font-size="13pt" fo:font-weight="bold" style:font-name-asian="MS Mincho" style:font-size-asian="13pt" style:font-weight-asian="bold" style:font-name-complex="Times New Roman" style:font-size-complex="13pt"/>
    </style:style>
    <style:style style:name="T10" style:family="text">
      <style:text-properties style:font-name="Times New Roman" fo:font-size="13pt" style:font-name-asian="MS Mincho" style:font-size-asian="13pt" style:font-name-complex="Times New Roman" style:font-size-complex="13pt"/>
    </style:style>
    <style:style style:name="T11" style:family="text">
      <style:text-properties style:text-position="super 58%" fo:font-size="13pt" style:font-size-asian="13pt" style:font-size-complex="13pt" style:font-weight-complex="bold"/>
    </style:style>
    <style:style style:name="T12" style:family="text">
      <style:text-properties fo:font-size="10pt" style:font-size-asian="10pt"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DATA STRUCTURES </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7">Contact Hours/ Week </text:p>
          </table:table-cell>
          <table:table-cell table:style-name="Table11.A1" office:value-type="string">
            <text:p text:style-name="P7">: 4 + 1 (Lecture + Tutorial)</text:p>
          </table:table-cell>
          <table:table-cell table:style-name="Table11.A1" office:value-type="string">
            <text:p text:style-name="P3">Credits :</text:p>
          </table:table-cell>
          <table:table-cell table:style-name="Table11.A1" office:value-type="string">
            <text:p text:style-name="P7">4.5</text:p>
          </table:table-cell>
        </table:table-row>
        <table:table-row table:style-name="Table11.1">
          <table:table-cell table:style-name="Table11.A2" office:value-type="string">
            <text:p text:style-name="P7">Total Lecture Hours <text:s text:c="2"/></text:p>
          </table:table-cell>
          <table:table-cell table:style-name="Table11.A2" office:value-type="string">
            <text:p text:style-name="P7">: 52<text:tab/></text:p>
          </table:table-cell>
          <table:table-cell table:style-name="Table11.A2" office:value-type="string">
            <text:p text:style-name="P3">CIE Marks: </text:p>
          </table:table-cell>
          <table:table-cell table:style-name="Table11.A2" office:value-type="string">
            <text:p text:style-name="P7">50</text:p>
          </table:table-cell>
        </table:table-row>
        <table:table-row table:style-name="Table11.1">
          <table:table-cell table:style-name="Table11.A2" office:value-type="string">
            <text:p text:style-name="P7">Total Tutorial Hours <text:s text:c="2"/></text:p>
          </table:table-cell>
          <table:table-cell table:style-name="Table11.A2" office:value-type="string">
            <text:p text:style-name="P7">: 13</text:p>
          </table:table-cell>
          <table:table-cell table:style-name="Table11.A2" office:value-type="string">
            <text:p text:style-name="P3">SEE Marks <text:s/></text:p>
          </table:table-cell>
          <table:table-cell table:style-name="Table11.A2" office:value-type="string">
            <text:p text:style-name="P7">50</text:p>
          </table:table-cell>
        </table:table-row>
        <table:table-row table:style-name="Table11.1">
          <table:table-cell table:style-name="Table11.A4" office:value-type="string">
            <text:p text:style-name="P7">Sub. Code <text:s text:c="18"/></text:p>
          </table:table-cell>
          <table:table-cell table:style-name="Table11.A4" office:value-type="string">
            <text:p text:style-name="P7">: 3CCI02</text:p>
          </table:table-cell>
          <table:table-cell table:style-name="Table11.A4" office:value-type="string">
            <text:p text:style-name="P4"/>
          </table:table-cell>
          <table:table-cell table:style-name="Table11.A4" office:value-type="string">
            <text:p text:style-name="P4"/>
          </table:table-cell>
        </table:table-row>
      </table:table>
      <text:p text:style-name="P10"/>
      <text:p text:style-name="P11">UNIT–I</text:p>
      <text:p text:style-name="P15"><text:span text:style-name="T2">STRUCTURES AND UNIONS:</text:span><text:span text:style-name="T5"> Defining the structures, Declaring structure variables, Accessing structure members, Structure initialization, copying and comparing structure variables, operations on individual members, array of structures, unions, size of structures, bit fields, Dynamic Memory Allocation Functions.<text:tab/><text:tab/><text:tab/><text:tab/><text:tab/><text:tab/><text:tab/></text:span></text:p>
      <text:p text:style-name="P22"><text:span text:style-name="T9">File management in C:</text:span><text:span text:style-name="T10"> Defining and opening a file, closing a file, input/output operations on files, error handling during I/O operations, random access to files, command line arguments. <text:s text:c="16"/><text:tab/><text:tab/><text:tab/><text:tab/> <text:s text:c="4"/></text:span></text:p>
      <text:p text:style-name="P16"><text:span text:style-name="T2">10+02 </text:span><text:span text:style-name="T3">Hrs</text:span></text:p>
      <text:p text:style-name="P11">UNIT-II</text:p>
      <text:p text:style-name="P15"><text:span text:style-name="T4">The Stack:</text:span><text:span text:style-name="T6"> Definition and Examples, representing Stacks in C, Example: <text:s/>Infix, Postfix, and Prefix.</text:span></text:p>
      <text:p text:style-name="P15"><text:span text:style-name="T4">Recursion:</text:span><text:span text:style-name="T7"> Recursive Definition and Processes, Recursion in C, Writing recursive programs: The Towers of Hanoi Problem, Efficiency of Recursion. </text:span></text:p>
      <text:p text:style-name="P15"><text:span text:style-name="T4">Queues and Lists:</text:span><text:span text:style-name="T7"> The Queue and Its Sequential Representation: C implementation of Queues, Insertion, Deletion and Display operations, Types of Queues (Linear, Circular, Priority and Double Ended Queues). </text:span><text:span text:style-name="T6"><text:s text:c="2"/><text:tab/><text:tab/><text:tab/><text:tab/> <text:s text:c="10"/></text:span><text:span text:style-name="T3">11+3 Hrs</text:span></text:p>
      <text:p text:style-name="P11">UNIT-III <text:s/></text:p>
      <text:p text:style-name="P13">Queues and Lists Continued</text:p>
      <text:p text:style-name="P15"><text:span text:style-name="T4">Linked lists:</text:span><text:span text:style-name="T6"> <text:s/>Inserting and removing nodes from a list, linked implementation of stacks, get node and free node operations, linked implementation of queues, examples of list operation, list implementation of priority queues, header nodes.</text:span></text:p>
      <text:p text:style-name="P6"/>
      <text:p text:style-name="P15"><text:span text:style-name="T4">Lists in C:</text:span><text:span text:style-name="T6"> allocating and freeing dynamic variables, linked lists using dynamic variables, queues as lists in C, examples of list operations in C, non-integer and non-homogeneous lists, implementing header nodes.<text:tab/> <text:s text:c="12"/><text:tab/><text:tab/><text:tab/> </text:span><text:span text:style-name="T3">12+3 Hrs</text:span></text:p>
      <text:p text:style-name="P11">UNIT-IV <text:s/></text:p>
      <text:p text:style-name="P15"><text:span text:style-name="T4">Other List Structures:</text:span><text:span text:style-name="T6"> Circular lists, stack as a Circular list, queue as a Circular list, primitive operations on circular lists, the Josephus problem, header nodes, Doubly linked lists, Primitive operations on Doubly linked list.<text:tab/><text:tab/><text:tab/> <text:s text:c="11"/></text:span><text:span text:style-name="T3">09+2 Hrs</text:span></text:p>
      <text:p text:style-name="P11"/>
      <text:p text:style-name="P11">UNIT-V <text:s/></text:p>
      <text:p text:style-name="P15"><text:soft-page-break/><text:span text:style-name="T4">Trees:</text:span><text:span text:style-name="T7"> Operations on Binary Trees, Applications of Binary Trees, Binary Tree Representations: Node representation of Binary Trees, Internal and External Nodes, Implicit array representation of Binary Trees, Binary Tree Traversals in C, Threaded Binary Trees. </text:span></text:p>
      <text:p text:style-name="P8"/>
      <text:p text:style-name="P15"><text:span text:style-name="T7">Trees and Their applications: C Representations of Trees, Tree Traversals, General Expressions as Trees, Evaluating an Expression Tree, Constructing a Tree.</text:span><text:span text:style-name="T6"><text:tab/> </text:span><text:span text:style-name="T3">10+3 Hrs</text:span></text:p>
      <text:p text:style-name="P12"/>
      <text:p text:style-name="P17">TEXT BOOKS:</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8">1</text:p>
          </table:table-cell>
          <table:table-cell table:style-name="Table12.A1" office:value-type="string">
            <text:p text:style-name="P19">E. Balagurusamy</text:p>
          </table:table-cell>
          <table:table-cell table:style-name="Table12.C1" office:value-type="string">
            <text:p text:style-name="P21"><text:span text:style-name="T7">Programming in ANSI C , 4</text:span><text:span text:style-name="T11">th</text:span><text:span text:style-name="T6"> Edition, Tata McGraw-Hill</text:span><text:span text:style-name="T3"> </text:span><text:span text:style-name="T6">Publications</text:span></text:p>
          </table:table-cell>
        </table:table-row>
        <table:table-row table:style-name="Table12.1">
          <table:table-cell table:style-name="Table12.A1" office:value-type="string">
            <text:p text:style-name="P18">2</text:p>
          </table:table-cell>
          <table:table-cell table:style-name="Table12.A1" office:value-type="string">
            <text:p text:style-name="P20"><text:span text:style-name="T8">Yedidyah Langsam, Moshe J. Augenstein, <text:s text:c="4"/></text:span><text:span text:style-name="T6">Aaron M. Tenenbaum</text:span></text:p>
          </table:table-cell>
          <table:table-cell table:style-name="Table12.C1" office:value-type="string">
            <text:p text:style-name="P21"><text:span text:style-name="T7">Data structures using C and C++,PHI/Pearson, 2</text:span><text:span text:style-name="T11">nd</text:span><text:span text:style-name="T7"> Edition .(</text:span><text:span text:style-name="T12">Chapter 2, 3.1, 3.2, 3.3(only the Towers of Hanoi Problem), 3.5. 4.1(excluding Queue as an ADT), 4.2, 4.3(except array implementation of list, Limitations of array implementation, comparing dynamic and array implementations of list), 4.5(except addition of long positive integers using circular and doubly linked list), 5.1, 5.2(except choosing Binary Tree Representation, Traversal using a Father field, Heterogeneous Binary Trees), and 5.5)</text:span></text:p>
          </table:table-cell>
        </table:table-row>
      </table:table>
      <text:p text:style-name="P5"/>
      <text:p text:style-name="P5"/>
      <text:p text:style-name="P17">REFERENCE BOOK:</text:p>
      <table:table table:name="Table13" table:style-name="Table13">
        <table:table-column table:style-name="Table13.A"/>
        <table:table-column table:style-name="Table13.B"/>
        <table:table-row table:style-name="Table13.1">
          <table:table-cell table:style-name="Table13.A1" office:value-type="string">
            <text:p text:style-name="P19">Jean- Paul Tremblay Paul G. Sorenson</text:p>
          </table:table-cell>
          <table:table-cell table:style-name="Table13.B1" office:value-type="string">
            <text:p text:style-name="P21"><text:span text:style-name="T7">An Introduction To Data Structures With Applications, 2</text:span><text:span text:style-name="T11">nd</text:span><text:span text:style-name="T7"> edition, McGraw-Hill International Editions</text:span></text:p>
          </table:table-cell>
        </table:table-row>
      </table:table>
      <text:p text:style-name="P14"/>
      <text:p text:style-name="P14">LEARNING OUTCOMES:</text:p>
      <text:p text:style-name="P14"/>
      <text:p text:style-name="P9">Upon successful completion of the course the student will be able to:</text:p>
      <text:p text:style-name="P9">CO1: Apply advanced C programming techniques like pointers, dynamic memory allocation, structures to developing solutions for particular problems; </text:p>
      <text:p text:style-name="P9">CO2:Design and implement abstract data types such as linked list, stack, queue and tree by using C as the programming language using static or dynamic implementations techniques.</text:p>
      <text:p text:style-name="P9">CO3: Decide, Design and Develop a solution for a given problem by Selecting an appropriate data structure for a given open end problem. <text:s/></text:p>
      <text:p text:style-name="P9">CO4: Implement and submit comprehensive and continuous assignment modules on societal problems as a team event (PO: 11(L) and PO: 12(L))</text:p>
      <text:p text:style-name="P9">CO5: Do a Survey on the complex implementation challenges related to the data structures in real world scen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tang" svg:font-family="Batang, 'Arial Unicode MS'"/>
    <style:font-face style:name="Lohit Marathi1" svg:font-family="'Lohit Marathi'"/>
    <style:font-face style:name="Courier New" svg:font-family="'Courier New'" style:font-family-generic="modern"/>
    <style:font-face style:name="MS Mincho" svg:font-family="'MS Mincho', 'MS Gothic'"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utta</meta:initial-creator>
    <meta:creation-date>2017-08-03T11:09:50.283917961</meta:creation-date>
    <dc:date>2017-08-03T11:16:31.315187022</dc:date>
    <dc:creator>putta</dc:creator>
    <meta:editing-duration>PT6M40S</meta:editing-duration>
    <meta:editing-cycles>2</meta:editing-cycles>
    <meta:generator>LibreOffice/5.3.0.3$Linux_X86_64 LibreOffice_project/7074905676c47b82bbcfbea1aeefc84afe1c50e1</meta:generator>
    <meta:document-statistic meta:table-count="3" meta:image-count="0" meta:object-count="0" meta:page-count="2" meta:paragraph-count="49" meta:word-count="569" meta:character-count="4030" meta:non-whitespace-character-count="3381"/>
  </office:meta>
</office:document-meta>
</file>